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d5a3" officeooo:paragraph-rsid="0019d5a3"/>
    </style:style>
    <style:style style:name="P2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paragraph-rsid="000e76df"/>
    </style:style>
    <style:style style:name="P3" style:family="paragraph" style:parent-style-name="Heading_20_1">
      <style:text-properties officeooo:paragraph-rsid="002540c9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L1">
      <style:text-properties officeooo:rsid="0017fe7d" officeooo:paragraph-rsid="0017fe7d"/>
    </style:style>
    <style:style style:name="P6" style:family="paragraph" style:parent-style-name="Text_20_body" style:list-style-name="L1">
      <style:text-properties officeooo:rsid="001d0544" officeooo:paragraph-rsid="001d0544"/>
    </style:style>
    <style:style style:name="P7" style:family="paragraph" style:parent-style-name="Text_20_body" style:list-style-name="L2">
      <style:text-properties officeooo:rsid="0014868c" officeooo:paragraph-rsid="0014868c"/>
    </style:style>
    <style:style style:name="P8" style:family="paragraph" style:parent-style-name="Text_20_body" style:list-style-name="L2">
      <style:text-properties officeooo:rsid="0014868c" officeooo:paragraph-rsid="001d0544"/>
    </style:style>
    <style:style style:name="P9" style:family="paragraph" style:parent-style-name="Text_20_body" style:list-style-name="L2">
      <style:text-properties officeooo:rsid="0014868c" officeooo:paragraph-rsid="001634b5"/>
    </style:style>
    <style:style style:name="P10" style:family="paragraph" style:parent-style-name="Text_20_body" style:list-style-name="L3">
      <style:text-properties officeooo:paragraph-rsid="000d6d5d"/>
    </style:style>
    <style:style style:name="P11" style:family="paragraph" style:parent-style-name="Text_20_body" style:list-style-name="L3">
      <style:text-properties officeooo:rsid="0019d5a3" officeooo:paragraph-rsid="0019d5a3"/>
    </style:style>
    <style:style style:name="P12" style:family="paragraph" style:parent-style-name="Text_20_body" style:list-style-name="L3">
      <style:text-properties officeooo:rsid="0019d5a3" officeooo:paragraph-rsid="001bd771"/>
    </style:style>
    <style:style style:name="P13" style:family="paragraph" style:parent-style-name="Text_20_body" style:list-style-name="L3">
      <style:text-properties officeooo:rsid="0019d5a3" officeooo:paragraph-rsid="001afc15"/>
    </style:style>
    <style:style style:name="P14" style:family="paragraph" style:parent-style-name="Text_20_body" style:list-style-name="L3">
      <style:text-properties officeooo:rsid="001f1685" officeooo:paragraph-rsid="001f1685"/>
    </style:style>
    <style:style style:name="P15" style:family="paragraph" style:parent-style-name="Text_20_body" style:list-style-name="L3">
      <style:text-properties officeooo:rsid="001f1685" officeooo:paragraph-rsid="0020bc47"/>
    </style:style>
    <style:style style:name="P16" style:family="paragraph" style:parent-style-name="Text_20_body" style:list-style-name="L3">
      <style:text-properties officeooo:rsid="0020bc47" officeooo:paragraph-rsid="0020bc47"/>
    </style:style>
    <style:style style:name="P17" style:family="paragraph" style:parent-style-name="Text_20_body" style:list-style-name="L4">
      <style:text-properties officeooo:rsid="002c0aa0" officeooo:paragraph-rsid="002c0aa0"/>
    </style:style>
    <style:style style:name="P18" style:family="paragraph" style:parent-style-name="Text_20_body" style:list-style-name="L5">
      <style:text-properties officeooo:rsid="002540c9" officeooo:paragraph-rsid="002540c9"/>
    </style:style>
    <style:style style:name="P19" style:family="paragraph" style:parent-style-name="Text_20_body" style:list-style-name="L5">
      <style:text-properties style:text-underline-style="none" officeooo:rsid="002cb8cc" officeooo:paragraph-rsid="002cb8cc"/>
    </style:style>
    <style:style style:name="P20" style:family="paragraph" style:parent-style-name="Text_20_body" style:list-style-name="L5">
      <style:text-properties officeooo:rsid="00286c9b" officeooo:paragraph-rsid="00286c9b"/>
    </style:style>
    <style:style style:name="P21" style:family="paragraph" style:parent-style-name="Text_20_body" style:list-style-name="L6">
      <style:text-properties officeooo:rsid="002f27e7" officeooo:paragraph-rsid="002f27e7"/>
    </style:style>
    <style:style style:name="P22" style:family="paragraph" style:parent-style-name="Text_20_body" style:list-style-name="L6">
      <style:text-properties officeooo:rsid="002f7ded" officeooo:paragraph-rsid="002f7ded"/>
    </style:style>
    <style:style style:name="P23" style:family="paragraph" style:parent-style-name="Text_20_body" style:list-style-name="L6">
      <style:text-properties officeooo:rsid="003157a5" officeooo:paragraph-rsid="003157a5"/>
    </style:style>
    <style:style style:name="P24" style:family="paragraph" style:parent-style-name="Text_20_body" style:list-style-name="L6">
      <style:text-properties officeooo:rsid="00328460" officeooo:paragraph-rsid="00328460"/>
    </style:style>
    <style:style style:name="P25" style:family="paragraph" style:parent-style-name="Text_20_body" style:list-style-name="L7">
      <style:text-properties officeooo:rsid="003345e9" officeooo:paragraph-rsid="003345e9"/>
    </style:style>
    <style:style style:name="T1" style:family="text">
      <style:text-properties officeooo:rsid="001199bb"/>
    </style:style>
    <style:style style:name="T2" style:family="text">
      <style:text-properties officeooo:rsid="0014868c"/>
    </style:style>
    <style:style style:name="T3" style:family="text">
      <style:text-properties officeooo:rsid="0014fbcc"/>
    </style:style>
    <style:style style:name="T4" style:family="text">
      <style:text-properties officeooo:rsid="001634b5"/>
    </style:style>
    <style:style style:name="T5" style:family="text">
      <style:text-properties officeooo:rsid="0017fe7d"/>
    </style:style>
    <style:style style:name="T6" style:family="text">
      <style:text-properties officeooo:rsid="000d6d5d"/>
    </style:style>
    <style:style style:name="T7" style:family="text">
      <style:text-properties officeooo:rsid="001afc15"/>
    </style:style>
    <style:style style:name="T8" style:family="text">
      <style:text-properties officeooo:rsid="001bd771"/>
    </style:style>
    <style:style style:name="T9" style:family="text">
      <style:text-properties officeooo:rsid="001d0544"/>
    </style:style>
    <style:style style:name="T10" style:family="text">
      <style:text-properties officeooo:rsid="001ec2e8"/>
    </style:style>
    <style:style style:name="T11" style:family="text">
      <style:text-properties officeooo:rsid="001f1685"/>
    </style:style>
    <style:style style:name="T12" style:family="text">
      <style:text-properties officeooo:rsid="0020bc47"/>
    </style:style>
    <style:style style:name="T13" style:family="text">
      <style:text-properties officeooo:rsid="000e76df"/>
    </style:style>
    <style:style style:name="T14" style:family="text">
      <style:text-properties officeooo:rsid="002764d0"/>
    </style:style>
    <style:style style:name="T15" style:family="text">
      <style:text-properties officeooo:rsid="00286c9b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86c9b"/>
    </style:style>
    <style:style style:name="T18" style:family="text">
      <style:text-properties style:text-underline-style="solid" style:text-underline-width="auto" style:text-underline-color="font-color" officeooo:rsid="002c0aa0"/>
    </style:style>
    <style:style style:name="T19" style:family="text">
      <style:text-properties officeooo:rsid="0029f293"/>
    </style:style>
    <style:style style:name="T20" style:family="text">
      <style:text-properties officeooo:rsid="002c0aa0"/>
    </style:style>
    <style:style style:name="T21" style:family="text">
      <style:text-properties officeooo:rsid="002cb8cc"/>
    </style:style>
    <style:style style:name="T22" style:family="text">
      <style:text-properties officeooo:rsid="002f27e7"/>
    </style:style>
    <style:style style:name="T23" style:family="text">
      <style:text-properties officeooo:rsid="002f7ded"/>
    </style:style>
    <style:style style:name="T24" style:family="text">
      <style:text-properties officeooo:rsid="003157a5"/>
    </style:style>
    <style:style style:name="T25" style:family="text">
      <style:text-properties officeooo:rsid="0032846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3">Main </text:span><text:span text:style-name="T1">gedoe</text:span><text:span text:style-name="T13">:</text:span></text:h>
      <text:list xml:id="list1857510304" text:style-name="L1">
        <text:list-item>
          <text:p text:style-name="P5">Speler class heeft minimaal twee borden (Eigen en Oponent)</text:p>
        </text:list-item>
        <text:list-item>
          <text:p text:style-name="P5">Schip class moete weten of en waar het geraakt is en afhankelijk daarvan weten of het gezonken is. (status ‘false’)</text:p>
        </text:list-item>
        <text:list-item>
          <text:p text:style-name="P5">Bord class heeft een lijst van geplaatste schepen. </text:p>
          <text:list>
            <text:list-item>
              <text:p text:style-name="P6">Moet op basuis van Vloor status <text:s/>kunnen vaststellen <text:s/>of het spel nog geldig is.</text:p>
            </text:list-item>
          </text:list>
        </text:list-item>
      </text:list>
      <text:h text:style-name="P3" text:outline-level="1"><text:bookmark-start text:name="__RefHeading___Toc393_3616917275"/><text:span text:style-name="T2">PLaats</text:span> algoritme <text:span text:style-name="T2">via List&lt;&gt;</text:span>:<text:bookmark-end text:name="__RefHeading___Toc393_3616917275"/></text:h>
      <text:list xml:id="list4268800495" text:style-name="L2">
        <text:list-item>
          <text:p text:style-name="P7">Maak lijst van te plaatsen (tp) schepen die player bezit. <text:span text:style-name="T5">(de ‘Vloot’ is standaard)</text:span></text:p>
        </text:list-item>
        <text:list-item>
          <text:p text:style-name="P7">Blijf Zoeken voor een tp schip zolang de lijst niet leeg is. <text:s/>(rekening houden met reeds geplaatste schepen) :</text:p>
          <text:list>
            <text:list-item>
              <text:p text:style-name="P7">Maak lijst van <text:span text:style-name="T4">lege</text:span> pl<text:span text:style-name="T4">ekken</text:span><text:span text:style-name="T3">.</text:span></text:p>
              <text:list>
                <text:list-item>
                  <text:p text:style-name="P8">Stop als er geen plek gevonden kan worden. <text:span text:style-name="T4">Teveel schepen, </text:span><text:span text:style-name="T9">passen niet op het beschikbare water.</text:span></text:p>
                </text:list-item>
                <text:list-item>
                  <text:p text:style-name="P9"><text:span text:style-name="T3">kies random </text:span><text:span text:style-name="T4">een lege plek</text:span><text:span text:style-name="T3"> </text:span><text:span text:style-name="T4">voor tp schip </text:span><text:span text:style-name="T5">uit deze lijst </text:span><text:span text:style-name="T9">van plaatsen</text:span>.</text:p>
                </text:list-item>
              </text:list>
            </text:list-item>
          </text:list>
        </text:list-item>
        <text:list-item>
          <text:p text:style-name="P7">Plaatst het schip. <text:span text:style-name="T10">Registreer de coordinaten in het object</text:span></text:p>
        </text:list-item>
      </text:list>
      <text:h text:style-name="Heading_20_1" text:outline-level="1">Doe een zet:</text:h>
      <text:list xml:id="list1246172066" text:style-name="L3">
        <text:list-item>
          <text:p text:style-name="P10"><text:span text:style-name="T6">Loop </text:span><text:span text:style-name="T5">met coordinaten van de zet </text:span><text:span text:style-name="T8">op zoek naar</text:span><text:span text:style-name="T5"> </text:span><text:span text:style-name="T8">onderdelen van </text:span><text:span text:style-name="T5">geplaatste schepen.</text:span></text:p>
          <text:list>
            <text:list-item>
              <text:p text:style-name="P11">Niet <text:span text:style-name="T8">gevonden </text:span>: ‘De Plons’</text:p>
            </text:list-item>
            <text:list-item>
              <text:p text:style-name="P12">Wel <text:span text:style-name="T8">gevonden </text:span>: ‘De Boem’ en bij het schip object registreren welk onderdeel ‘lek’ is geworden.</text:p>
            </text:list-item>
          </text:list>
        </text:list-item>
        <text:list-item>
          <text:p text:style-name="P11"><text:span text:style-name="T11">Vaststellen of het</text:span> desbetreffende schip volledig lek is :</text:p>
          <text:list>
            <text:list-item>
              <text:p text:style-name="P11"><text:span text:style-name="T11">Ja : </text:span>‘De Gezonken’ <text:span text:style-name="T7">situatie vaststellen.</text:span></text:p>
              <text:list>
                <text:list-item>
                  <text:p text:style-name="P14">Schip status ‘Gezonken’ op true zetten.</text:p>
                </text:list-item>
              </text:list>
            </text:list-item>
            <text:list-item>
              <text:p text:style-name="P16">Nee : </text:p>
              <text:list>
                <text:list-item>
                  <text:p text:style-name="P15">Schip status ‘Gezonken’ op <text:span text:style-name="T12">false</text:span> zetten.</text:p>
                </text:list-item>
              </text:list>
            </text:list-item>
          </text:list>
        </text:list-item>
      </text:list>
      <text:h text:style-name="Heading_20_1" text:outline-level="1">Na een zet :</text:h>
      <text:list xml:id="list205724037083581" text:continue-numbering="true" text:style-name="L3">
        <text:list-item>
          <text:p text:style-name="P11">als alle schepen van desbetreffende vloot zijn gezonken :</text:p>
          <text:list>
            <text:list-item>
              <text:p text:style-name="P13">Bij vloot object<text:span text:style-name="T7"> ‘De Verloren’ <text:s/>situatie vast<text:tab/>vaststellen.</text:span></text:p>
            </text:list-item>
            <text:list-item>
              <text:p text:style-name="P16">Eindig game.</text:p>
              <text:list>
                <text:list-item>
                  <text:list>
                    <text:list-item>
                      <text:p text:style-name="P13">registreren <text:span text:style-name="T7">in het ‘Vloot’ object </text:span>dat het finito is.<text:span text:style-name="T1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h text:style-name="P4" text:outline-level="1">Algoritmes :</text:h>
      <text:h text:style-name="Heading_20_2" text:outline-level="2"><text:tab/>Plaatsen schepen. <text:span text:style-name="T14">Zie :</text:span> <text:bookmark-ref text:reference-format="chapter" text:ref-name="__RefHeading___Toc393_3616917275">2</text:bookmark-ref><text:tab/></text:h>
      <text:list xml:id="list3148641661" text:style-name="L4">
        <text:list-item>
          <text:p text:style-name="P17">Doorloop de vloot per schip <text:span text:style-name="T21">(langste eerst).</text:span></text:p>
        </text:list-item>
      </text:list>
      <text:list xml:id="list4021124666" text:style-name="L5">
        <text:list-item>
          <text:list>
            <text:list-item>
              <text:p text:style-name="P18">Doorloop de lijst van schepen van een player.</text:p>
              <text:list>
                <text:list-item>
                  <text:p text:style-name="P18">Maak een lijkt van locaties die ingenomen zijn door <text:span text:style-name="T20">gebufferde</text:span> schepen. (eerste keer <text:span text:style-name="T15">dus </text:span>leeg !), <text:span text:style-name="T20">doe dit dus voor elk te plaatsen schip weer opnieuw </text:span></text:p>
                </text:list-item>
                <text:list-item>
                  <text:p text:style-name="P18">Maak een lijst van lege plekken waar het schip terecht zou kunnen (zowel x als y richting<text:span text:style-name="T19">)</text:span>.</text:p>
                </text:list-item>
                <text:list-item>
                  <text:p text:style-name="P18">Kies als de lijst <text:span text:style-name="T21">van lege plekken </text:span>niet leeg is random een plek <text:span text:style-name="T21">voor het schip.</text:span></text:p>
                  <text:list>
                    <text:list-item>
                      <text:p text:style-name="P18">Lege lijst : stoppen ! Vloot kennelijk te groot :) <text:span text:style-name="T15">R</text:span><text:span text:style-name="T17">eturn false</text:span></text:p>
                    </text:list-item>
                  </text:list>
                </text:list-item>
                <text:list-item>
                  <text:p text:style-name="P19"><text:span text:style-name="T15">Z</text:span>et het schip ‘op de kaart’ !</text:p>
                </text:list-item>
              </text:list>
            </text:list-item>
            <text:list-item>
              <text:p text:style-name="P20"><text:span text:style-name="T16">Return true </text:span><text:span text:style-name="T18">(voorlopig)</text:span><text:span text:style-name="T16">.</text:span></text:p>
            </text:list-item>
          </text:list>
        </text:list-item>
      </text:list>
      <text:h text:style-name="Heading_20_2" text:outline-level="2"><text:bookmark-start text:name="__RefHeading___Toc1193_3616917275"/><text:span text:style-name="T22"><text:tab/>Zoek lege plaatsen </text:span><text:span text:style-name="T22"><text:bookmark-ref text:reference-format="chapter" text:ref-name="__RefHeading___Toc1193_3616917275"/></text:span><text:bookmark-end text:name="__RefHeading___Toc1193_3616917275"/></text:h>
      <text:list xml:id="list4077274550" text:style-name="L6">
        <text:list-item>
          <text:p text:style-name="P21">Ga uit van geordende locatie lijst (op x dan y) ; voorbeeld schip van lengte 3</text:p>
          <text:list>
            <text:list-item>
              <text:p text:style-name="P21">start <text:span text:style-name="T25">op </text:span>0.y<text:span text:style-name="T25">=0</text:span></text:p>
              <text:list>
                <text:list-item>
                  <text:p text:style-name="P21"><text:span text:style-name="T25">F</text:span><text:span text:style-name="T23">or</text:span>lo<text:span text:style-name="T23">o</text:span>p <text:span text:style-name="T23">vanaf</text:span> <text:span text:style-name="T23">x </text:span>positie <text:span text:style-name="T23">zolang</text:span> <text:span text:style-name="T23">de inhoud opo positie ‘null’ <text:s/>is en lengte 3.</text:span></text:p>
                  <text:list>
                    <text:list-item>
                      <text:p text:style-name="P22">JA : X,y is een startpositie in de x richting (horizontal) voor ship lengte <text:s/>3</text:p>
                    </text:list-item>
                    <text:list-item>
                      <text:p text:style-name="P22">Nee : <text:s/>Niet dus, vanaf gevonden postie <text:span text:style-name="T24">(</text:span>plus 1<text:span text:style-name="T24">)</text:span> verder zoeken in de x richting.</text:p>
                    </text:list-item>
                    <text:list-item>
                      <text:p text:style-name="P23">Aan einde van de x reeks in horizontale richting doot naar de volgende Y op x positie 0</text:p>
                    </text:list-item>
                  </text:list>
                </text:list-item>
                <text:list-item>
                  <text:p text:style-name="P24">Doe het vorige maar dan in dee Y richting </text:p>
                </text:list-item>
                <text:list-item>
                  <text:p text:style-name="P24">Als de lijst met lege postitieds leeg is dan kan het schip niet geplaatst worden.</text:p>
                  <text:list>
                    <text:list-item>
                      <text:p text:style-name="P24">Einde verhaal</text:p>
                    </text:list-item>
                  </text:list>
                </text:list-item>
                <text:list-item>
                  <text:p text:style-name="P24">Afsluiten met lijst lege posities.</text:p>
                </text:list-item>
              </text:list>
            </text:list-item>
          </text:list>
        </text:list-item>
      </text:list>
      <text:h text:style-name="Heading_20_2" text:outline-level="2"><text:tab/>Plaats het schip.</text:h>
      <text:list xml:id="list1943721701" text:style-name="L7">
        <text:list-item>
          <text:p text:style-name="P25">Met de lijst van lege locaties in de hand zoek random een plek uit de lijst om het schip te plaatsen.</text:p>
        </text:list-item>
        <text:list-item>
          <text:p text:style-name="P2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681in" fo:margin-right="0.5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0:20:30.655000000</meta:creation-date>
    <dc:date>2022-10-23T20:57:22.547000000</dc:date>
    <meta:editing-duration>PT4H16M44S</meta:editing-duration>
    <meta:editing-cycles>23</meta:editing-cycles>
    <meta:generator>LibreOffice/7.2.6.2$Windows_X86_64 LibreOffice_project/b0ec3a565991f7569a5a7f5d24fed7f52653d754</meta:generator>
    <meta:print-date>2022-10-15T20:50:34.955000000</meta:print-date>
    <meta:document-statistic meta:table-count="0" meta:image-count="0" meta:object-count="0" meta:page-count="2" meta:paragraph-count="50" meta:word-count="520" meta:character-count="2702" meta:non-whitespace-character-count="2261"/>
  </office:meta>
</office:document-meta>
</file>